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7d9" officeooo:paragraph-rsid="0011a7d9"/>
    </style:style>
    <style:style style:name="P2" style:family="paragraph" style:parent-style-name="Standard">
      <style:text-properties officeooo:rsid="0011a7d9" officeooo:paragraph-rsid="0013669d"/>
    </style:style>
    <style:style style:name="P3" style:family="paragraph" style:parent-style-name="Standard">
      <style:text-properties officeooo:rsid="0011a7d9" officeooo:paragraph-rsid="001437ad"/>
    </style:style>
    <style:style style:name="P4" style:family="paragraph" style:parent-style-name="Standard">
      <style:text-properties officeooo:rsid="0011a7d9" officeooo:paragraph-rsid="0015d8a4"/>
    </style:style>
    <style:style style:name="P5" style:family="paragraph" style:parent-style-name="Standard">
      <style:text-properties officeooo:rsid="0011a7d9" officeooo:paragraph-rsid="001748e6"/>
    </style:style>
    <style:style style:name="P6" style:family="paragraph" style:parent-style-name="Standard">
      <style:text-properties officeooo:paragraph-rsid="0011a7d9"/>
    </style:style>
    <style:style style:name="P7" style:family="paragraph" style:parent-style-name="Standard">
      <style:text-properties fo:language="en" fo:country="US" officeooo:rsid="0013669d" officeooo:paragraph-rsid="0011a7d9"/>
    </style:style>
    <style:style style:name="P8" style:family="paragraph" style:parent-style-name="Standard">
      <style:text-properties fo:language="en" fo:country="US" officeooo:rsid="0013669d" officeooo:paragraph-rsid="0013669d"/>
    </style:style>
    <style:style style:name="P9" style:family="paragraph" style:parent-style-name="Standard">
      <style:text-properties fo:language="en" fo:country="US" officeooo:rsid="0013669d" officeooo:paragraph-rsid="001944b7"/>
    </style:style>
    <style:style style:name="P10" style:family="paragraph" style:parent-style-name="Standard">
      <style:text-properties officeooo:rsid="0011a7d9" officeooo:paragraph-rsid="001944b7"/>
    </style:style>
    <style:style style:name="T1" style:family="text">
      <style:text-properties officeooo:rsid="0011a7d9"/>
    </style:style>
    <style:style style:name="T2" style:family="text">
      <style:text-properties officeooo:rsid="0013669d"/>
    </style:style>
    <style:style style:name="T3" style:family="text">
      <style:text-properties fo:language="en" fo:country="US" officeooo:rsid="0013669d"/>
    </style:style>
    <style:style style:name="T4" style:family="text">
      <style:text-properties fo:language="en" fo:country="US" officeooo:rsid="001748e6"/>
    </style:style>
    <style:style style:name="T5" style:family="text">
      <style:text-properties fo:language="el" fo:country="GR" officeooo:rsid="0013669d"/>
    </style:style>
    <style:style style:name="T6" style:family="text">
      <style:text-properties fo:language="el" fo:country="GR" officeooo:rsid="001748e6"/>
    </style:style>
    <style:style style:name="T7" style:family="text">
      <style:text-properties officeooo:rsid="00174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Καλωσήρθατε στο 2ο Παράρτημα, όπου βλέπουμε όλα τα </text:span><text:span text:style-name="T3">queries </text:span><text:span text:style-name="T5">που χρησιμοποιήθηκαν στην εφαρμογή μας και προσπαθούμε να καταλάβουμε τι σημαίνουν.</text:span></text:p>
      <text:p text:style-name="P1"/>
      <text:p text:style-name="P1">-<text:span text:style-name="T2">Αναζήτησε Ασθενή με βάση το γιατρό, το όνομα, την ηλικία και τη διεύθυνση, καθώς και κάποιο από τα φάρμακα που χρησιμοποιεί. Η αναζήτηση να γίνει μόνο σε ασθενείς που συνεργάζονται με το φαρμακείο μας (δηλ. που αγοράζουν έστω ένα φάρμακο που εμείς πουλάμε).</text:span></text:p>
      <text:p text:style-name="P1"/>
      <text:p text:style-name="P1"><text:tab/>SELECT name, age, address, Doctor.name FROM Patient, Doctor</text:p>
      <text:p text:style-name="P1"><text:tab/><text:tab/>WHERE Patient.doctor_id = Doctor.id</text:p>
      <text:p text:style-name="P1"><text:tab/><text:tab/>AND Patient.id=ANY(SELECT patient_id FROM Prescription</text:p>
      <text:p text:style-name="P1"><text:tab/><text:tab/><text:tab/>WHERE drug_id = ANY(SELECT drug_id from Sell</text:p>
      <text:p text:style-name="P1"><text:tab/><text:tab/><text:tab/><text:tab/>WHERE pharmacy_id=%(our_pharmacy)s))</text:p>
      <text:p text:style-name="P1"><text:tab/><text:tab/>AND (CASE WHEN %(include_name)s THEN Patient.name LIKE '%%'||%(name)s||'%%' ESCAPE '=' ELSE true END)</text:p>
      <text:p text:style-name="P1"><text:tab/><text:tab/>AND (CASE WHEN %(include_maxage)s THEN age &lt; %(maxage)s ELSE true END)</text:p>
      <text:p text:style-name="P1"><text:tab/><text:tab/>AND (CASE WHEN %(include_minage)s THEN age &gt; %(minage)s ELSE true END)</text:p>
      <text:p text:style-name="P1"><text:tab/><text:tab/>AND (CASE WHEN %(include_doctor)s THEN doctor_id = ANY(SELECT id FROM Doctor</text:p>
      <text:p text:style-name="P1"><text:tab/><text:tab/><text:tab/>WHERE name LIKE '%%'||%(doctor)s||'%%' ESCAPE '=') ELSE true END)</text:p>
      <text:p text:style-name="P1"><text:tab/><text:tab/>AND (CASE WHEN %(include_address)s THEN address LIKE '%%'||%(address)s||'%%' ESCAPE '=' ELSE true END)</text:p>
      <text:p text:style-name="P1"><text:tab/><text:tab/>AND (CASE WHEN %(include_drug)s THEN id = ANY(SELECT patient_id FROM Prescription</text:p>
      <text:p text:style-name="P1"><text:tab/><text:tab/><text:tab/>WHERE drug_id = ANY(SELECT id FROM Drug</text:p>
      <text:p text:style-name="P1"><text:tab/><text:tab/><text:tab/><text:tab/>WHERE name LIKE '%%'||%(drug)s||'%%' ESCAPE '=')) ELSE true END);</text:p>
      <text:p text:style-name="P1"/>
      <text:p text:style-name="P3">-<text:span text:style-name="T2">Αναζήτησε Γιατρό με βάση το όνομα, την ειδικότητα, τα χρόνια εμπειρίας, κάποιον από τους ασθενείς του και κάποιο από τα φάρμακα που έχει συνταγογραφήσει. Η αναζήτηση να γίνει μόνο σε γιατρούς που συνταγογραφούν έστω και ένα φάρμακο που πουλά το φαρμακείο μας. </text:span></text:p>
      <text:p text:style-name="P1"/>
      <text:p text:style-name="P1"><text:tab/>SELECT name, specialty, exp FROM Doctor</text:p>
      <text:p text:style-name="P1"><text:tab/><text:tab/>WHERE id=ANY(SELECT doctor_id FROM Prescription</text:p>
      <text:p text:style-name="P1"><text:tab/><text:tab/><text:tab/>WHERE drug_id = ANY(SELECT drug_id from Sell</text:p>
      <text:p text:style-name="P1"><text:tab/><text:tab/><text:tab/><text:tab/>WHERE pharmacy_id=%(our_pharmacy)s))</text:p>
      <text:p text:style-name="P1"><text:tab/><text:tab/>AND (CASE WHEN %(include_name)s THEN Doctor.name LIKE '%%'||%(name)s||'%%' ESCAPE '=' ELSE true END)</text:p>
      <text:p text:style-name="P1"><text:tab/><text:tab/>AND (CASE WHEN %(include_specialty)s THEN specialty LIKE '%%'||%(specialty)s||'%%' ESCAPE '=' ELSE true END)</text:p>
      <text:p text:style-name="P1"><text:tab/><text:tab/>AND (CASE WHEN %(include_exp)s THEN exp = %(exp)s ELSE true END)</text:p>
      <text:p text:style-name="P1"><text:tab/><text:tab/>AND (CASE WHEN %(include_patient)s THEN Doctor.id = ANY(SELECT doctor_id FROM Patient</text:p>
      <text:p text:style-name="P1"><text:tab/><text:tab/><text:tab/>WHERE name LIKE '%%'||%(patient)s||'%%' ESCAPE '=') ELSE true END)</text:p>
      <text:p text:style-name="P1"><text:tab/><text:tab/>AND (CASE WHEN %(include_drug)s THEN Doctor.id = ANY(SELECT doctor_id FROM Prescription</text:p>
      <text:p text:style-name="P1"><text:tab/><text:tab/><text:tab/>WHERE drug_id = ANY(SELECT id FROM Drug</text:p>
      <text:p text:style-name="P1"><text:tab/><text:tab/><text:tab/><text:tab/>WHERE name LIKE '%%'||%(drug)s||'%%' ESCAPE '=')) ELSE true END);</text:p>
      <text:p text:style-name="P1"/>
      <text:p text:style-name="P4">-<text:span text:style-name="T2">Αναζήτησε Φαρμακευτική με βάση το όνομα, το τηλέφωνο και κάποιο από τα φάρμακα που </text:span><text:soft-page-break/><text:span text:style-name="T2">κατασκευάζει καθώς και το πότε είχαν συμβόλαιο με το φαρμακείο μας. (Εδώ αναζητούμε ανεξαρτήτως φαρμακείου)</text:span></text:p>
      <text:p text:style-name="P4"/>
      <text:p text:style-name="P1"><text:tab/>SELECT name, phone FROM BigPharma</text:p>
      <text:p text:style-name="P1"><text:tab/><text:tab/>WHERE (CASE WHEN %(include_name)s THEN BigPharma.name LIKE '%%'||%(name)s||'%%' ESCAPE '=' ELSE true END)</text:p>
      <text:p text:style-name="P1"><text:tab/><text:tab/>AND (CASE WHEN %(include_phone)s THEN BigPharma.phone LIKE '%%'||%(phone)s||'%%' ESCAPE '=' ELSE true END)</text:p>
      <text:p text:style-name="P1"><text:tab/><text:tab/>AND (CASE WHEN %(include_drug)s THEN BigPharma.id = ANY(SELECT bigpharma_id FROM Drug</text:p>
      <text:p text:style-name="P1"><text:tab/><text:tab/><text:tab/>WHERE name LIKE '%%'||%(drug)s||'%%' ESCAPE '=') ELSE true END)</text:p>
      <text:p text:style-name="P1"><text:tab/><text:tab/>AND (CASE WHEN %(include_contract)s THEN BigPharma.id = ANY(SELECT bigpharma_id FROM Contract</text:p>
      <text:p text:style-name="P1"><text:tab/><text:tab/><text:tab/>WHERE start_date &gt; %(start-date)s</text:p>
      <text:p text:style-name="P1"><text:tab/><text:tab/><text:tab/>AND end_date &lt; %(end-date)s) ELSE true END);</text:p>
      <text:p text:style-name="P1"/>
      <text:p text:style-name="P4">-<text:span text:style-name="T2">Αναζήτησε Φάρμακο με βάση το όνομα, τη φαρμακευτική, την τιμή και το αν το πουλάμε.</text:span></text:p>
      <text:p text:style-name="P4"/>
      <text:p text:style-name="P1"><text:tab/>SELECT name, formula, bigpharma_id FROM Drug</text:p>
      <text:p text:style-name="P1"><text:tab/><text:tab/>WHERE (CASE WHEN %(include_price)s THEN (SELECT price FROM Sell</text:p>
      <text:p text:style-name="P1"><text:tab/><text:tab/><text:tab/><text:tab/>WHERE Sell.drug_id = Drug.id) &gt; %(min_price)s</text:p>
      <text:p text:style-name="P1"><text:tab/><text:tab/><text:tab/>AND <text:s text:c="3"/>(SELECT price FROM Sell</text:p>
      <text:p text:style-name="P1"><text:tab/><text:tab/><text:tab/><text:tab/>WHERE Sell.drug_id = Drug.id) &lt; %(max_price)s ELSE true END)</text:p>
      <text:p text:style-name="P1"><text:tab/><text:tab/>AND (CASE WHEN %(include_name)s THEN name LIKE '%%'||%(name)s||'%%' ESCAPE '=' ELSE true END)</text:p>
      <text:p text:style-name="P1"><text:tab/><text:tab/>AND (CASE WHEN %(include_formula)s THEN formula LIKE '%%'||%(formula)s||'%%' ESCAPE '=' ELSE true END)</text:p>
      <text:p text:style-name="P1"><text:tab/><text:tab/>AND (CASE WHEN %(we_sell)s THEN Drug.id = ANY(SELECT drug_id FROM Sell</text:p>
      <text:p text:style-name="P1"><text:tab/><text:tab/><text:tab/>WHERE pharmacy_id = ANY(SELECT id FROM Pharmacy</text:p>
      <text:p text:style-name="P1"><text:tab/><text:tab/><text:tab/><text:tab/>WHERE Pharmacy.id=%(our_pharmacy)s)) ELSE true END)</text:p>
      <text:p text:style-name="P1"><text:tab/><text:tab/>AND (CASE WHEN %(we_dont_sell)s THEN Drug.id &lt;&gt; ALL(SELECT drug_id FROM Sell</text:p>
      <text:p text:style-name="P1"><text:tab/><text:tab/><text:tab/>WHERE pharmacy_id = ANY(SELECT id FROM Pharmacy</text:p>
      <text:p text:style-name="P1"><text:tab/><text:tab/><text:tab/><text:tab/>WHERE Pharmacy.id=%(our_pharmacy)s)) ELSE true END);</text:p>
      <text:p text:style-name="P5"/>
      <text:p text:style-name="P5">-<text:span text:style-name="T2">Αναζήτησε Συνταγή με βάση τον γιατρό, τον ασθενή, την ημερομηνία και το φάρμακο.</text:span></text:p>
      <text:p text:style-name="P5"/>
      <text:p text:style-name="P1"><text:tab/>SELECT Patient.name, Doctor.name, Drug.name, date, dosage FROM Patient, Doctor, Drug, (SELECT patient_id, doctor_id, drug_id, date, dosage FROM Prescription</text:p>
      <text:p text:style-name="P1"><text:tab/><text:tab/><text:tab/>WHERE (CASE WHEN %(include_doctor)s THEN doctor_id = ANY(SELECT id FROM Doctor</text:p>
      <text:p text:style-name="P1"><text:tab/><text:tab/><text:tab/><text:tab/>WHERE name LIKE '%%'||%(doctor)s||'%%' ESCAPE '=') ELSE true END)</text:p>
      <text:p text:style-name="P1"><text:tab/><text:tab/><text:tab/>AND (CASE WHEN %(include_patient)s THEN patient_id = ANY(SELECT id FROM Patient</text:p>
      <text:p text:style-name="P1"><text:tab/><text:tab/><text:tab/><text:tab/>WHERE name LIKE '%%'||%(patient)s||'%%' ESCAPE '=') ELSE true END)</text:p>
      <text:p text:style-name="P1"><text:tab/><text:tab/><text:tab/>AND (CASE WHEN %(include_date)s THEN date = %(date)s ELSE true END)</text:p>
      <text:p text:style-name="P1"><text:tab/><text:tab/><text:tab/>AND (CASE WHEN %(include_drug)s THEN drug_id = ANY(SELECT id FROM Drug</text:p>
      <text:p text:style-name="P1"><text:soft-page-break/><text:tab/><text:tab/><text:tab/><text:tab/>WHERE name LIKE '%%'||%(drug)s||'%%' ESCAPE '=') ELSE true END)</text:p>
      <text:p text:style-name="P1"><text:tab/>) AS prescription_<text:span text:style-name="T4">stuff</text:span></text:p>
      <text:p text:style-name="P1"><text:tab/><text:tab/>WHERE prescription_s<text:span text:style-name="T4">tuff</text:span>.patient_id = Patient.id</text:p>
      <text:p text:style-name="P1"><text:tab/><text:tab/>AND prescription_s<text:span text:style-name="T4">tuff</text:span>.doctor_id = Doctor.id</text:p>
      <text:p text:style-name="P1"><text:tab/><text:tab/>AND prescription_s<text:span text:style-name="T4">tuff</text:span>.drug_id = Drug.id</text:p>
      <text:p text:style-name="P1"><text:tab/><text:tab/>AND Drug.id = ANY(SELECT drug_id FROM Sell</text:p>
      <text:p text:style-name="P1"><text:tab/><text:tab/><text:tab/>WHERE pharmacy_id = %(our_pharmacy)s);</text:p>
      <text:p text:style-name="P1"/>
      <text:p text:style-name="P1">-<text:span text:style-name="T6">Βρές ποιά φάρμακα χρησιμοποιούνται κυρίως από γηραιότερους ασθενείς.</text:span></text:p>
      <text:p text:style-name="P1"><text:tab/>SELECT name, formula FROM Drug</text:p>
      <text:p text:style-name="P1"><text:tab/> <text:s text:c="3"/>WHERE (SELECT avg(age) FROM Patient</text:p>
      <text:p text:style-name="P1"><text:tab/> <text:s text:c="3"/><text:tab/>WHERE Patient.id = ANY(SELECT patient_id FROM Prescription</text:p>
      <text:p text:style-name="P1"><text:tab/><text:tab/><text:tab/>WHERE Prescription.drug_id = ANY(SELECT id FROM Drug))) &gt; 50;</text:p>
      <text:p text:style-name="P1"/>
      <text:p text:style-name="P1">-<text:span text:style-name="T7">Βρες ποιά και πόσα Φάρμακα πουλάει το Φαρμακείο μας.</text:span></text:p>
      <text:p text:style-name="P1"><text:tab/>SELECT name, formula, bigpharma_id FROM Drug</text:p>
      <text:p text:style-name="P1"><text:tab/><text:tab/>WHERE id = ANY(SELECT drug_id FROM Sell</text:p>
      <text:p text:style-name="P1"><text:tab/><text:tab/><text:tab/>WHERE pharmacy_id = ANY(SELECT id FROM Pharmacy</text:p>
      <text:p text:style-name="P1"><text:tab/><text:tab/><text:tab/><text:tab/>WHERE id = %(our_pharmacy)s));</text:p>
      <text:p text:style-name="P1"><text:tab/>SELECT count(SELECT * FROM Drug</text:p>
      <text:p text:style-name="P1"><text:tab/><text:tab/>WHERE Drug.id = ANY(SELECT drug_id FROM Sell</text:p>
      <text:p text:style-name="P1"><text:tab/><text:tab/><text:tab/>WHERE Sell.pharmacy_id = (SELECT id FROM Pharmacy</text:p>
      <text:p text:style-name="P1"><text:tab/><text:tab/><text:tab/><text:tab/>WHERE id = %(our_pharmacy)s)));</text:p>
      <text:p text:style-name="P1"/>
      <text:p text:style-name="P1"/>
      <text:p text:style-name="P1">-<text:span text:style-name="T7">Κάποιος με πήρε τηλέφωνο. Βρες ποιος ήταν.</text:span></text:p>
      <text:p text:style-name="P1"><text:tab/>SELECT name, phone FROM</text:p>
      <text:p text:style-name="P1"><text:tab/>(CASE %s WHEN ANY(SELECT BigPharma.phone FROM BigPharma)</text:p>
      <text:p text:style-name="P1"><text:tab/><text:tab/><text:tab/>THEN BigPharma</text:p>
      <text:p text:style-name="P1"><text:tab/> <text:s text:c="8"/>WHEN ANY(SELECT Pharmacy.phone FROM Pharmacy)</text:p>
      <text:p text:style-name="P1"><text:tab/><text:tab/> <text:tab/>THEN Pharmacy END) WHERE phone = %s</text:p>
      <text:p text:style-name="P1"/>
      <text:p text:style-name="P1">-<text:span text:style-name="T7">Βρές όλες τις Φαρμακευτικές με τις οποίες συνεργαζόμαστε αυτή τη στιγμή.</text:span></text:p>
      <text:p text:style-name="P1"><text:tab/>SELECT name, phone FROM BigPharma</text:p>
      <text:p text:style-name="P1"><text:tab/><text:tab/>WHERE BigPharma.id = ANY(SELECT bigpharma_id FROM Contract</text:p>
      <text:p text:style-name="P1"><text:tab/><text:tab/><text:tab/>WHERE start_date&lt;CURRENT_DATE</text:p>
      <text:p text:style-name="P1"><text:tab/><text:tab/><text:tab/>AND end_date&gt;CURRENT_DATE</text:p>
      <text:p text:style-name="P1"><text:tab/><text:tab/><text:tab/>AND Contract.pharmacy_id = %(our_pharmacy)s);</text:p>
      <text:p text:style-name="P1"/>
      <text:p text:style-name="P5">-<text:span text:style-name="T7">Βρές όλες τις Φαρμακευτικές με τις οποίες ΔΕ συνεργαζόμαστε αυτή τη στιγμή.</text:span></text:p>
      <text:p text:style-name="P1"><text:tab/>SELECT name, phone FROM BigPharma</text:p>
      <text:p text:style-name="P1"><text:tab/><text:tab/>WHERE BigPharma.id &lt;&gt; ALL(SELECT bigpharma_id FROM Contract</text:p>
      <text:p text:style-name="P1"><text:tab/><text:tab/><text:tab/>WHERE start_date&lt;CURRENT_DATE</text:p>
      <text:p text:style-name="P1"><text:tab/><text:tab/><text:tab/>AND end_date&gt;CURRENT_DATE</text:p>
      <text:p text:style-name="P1"><text:tab/><text:tab/><text:tab/>AND Contract.pharmacy_id = %(our_pharmacy)s);</text:p>
      <text:p text:style-name="P1"/>
      <text:p text:style-name="P6"><text:span text:style-name="T1">-Βρες π</text:span>οια Φάρμακα δεν πουλάει το Φαρμακείο μας, από τις εταιρίες <text:span text:style-name="T7">με τις οποίες </text:span>συνεργαζόμαστε. <text:span text:style-name="T7">(Χρήσιμο για να δούμε πώς μπορούμε να εμπλουτίσουμε το μενού μας χωρίς να υπογράψουμε νέα συμβόλαια)</text:span></text:p>
      <text:p text:style-name="P1"><text:tab/>SELECT name FROM Drug</text:p>
      <text:p text:style-name="P1"><text:tab/><text:tab/>WHERE id &lt;&gt; ALL(SELECT drug_id FROM Sell</text:p>
      <text:p text:style-name="P1"><text:soft-page-break/><text:tab/><text:tab/><text:tab/>WHERE pharmacy_id=%(our_pharmacy)s)</text:p>
      <text:p text:style-name="P1"><text:tab/><text:tab/>AND Drug.bigpharma_id = ANY(SELECT id FROM BigPharma</text:p>
      <text:p text:style-name="P1"><text:tab/><text:tab/><text:tab/>WHERE id = ANY(SELECT bigpharma_id FROM Contract</text:p>
      <text:p text:style-name="P1"><text:tab/><text:tab/><text:tab/><text:tab/>WHERE start_date&lt;CURRENT_DATE</text:p>
      <text:p text:style-name="P1"><text:tab/><text:tab/><text:tab/><text:tab/>AND end_date&gt;CURRENT_DATE));</text:p>
      <text:p text:style-name="P1"/>
      <text:p text:style-name="P6"><text:span text:style-name="T1">-Βρες π</text:span>οια φάρμακα πουλάνε οι εταιρίες που δε συνεργάζονται με το φαρμακείο <text:span text:style-name="T7">μας. (Χρήσιμο για να κατανοήσουμε ποιο κομμάτι της αγοράς ''χανουμε'' επειδη δε συνεργαζόμαστε με καποιες εταιρίες)</text:span> </text:p>
      <text:p text:style-name="P1"><text:tab/>SELECT name FROM Drug</text:p>
      <text:p text:style-name="P1"><text:tab/><text:tab/>WHERE bigpharma_id &lt;&gt; ALL(SELECT id FROM BigPharma</text:p>
      <text:p text:style-name="P1"><text:tab/><text:tab/><text:tab/>WHERE id = ANY(SELECT bigpharma_id FROM Contract</text:p>
      <text:p text:style-name="P1"><text:tab/><text:tab/><text:tab/><text:tab/>WHERE start_date&lt;CURRENT_DATE</text:p>
      <text:p text:style-name="P1"><text:tab/><text:tab/><text:tab/><text:tab/>AND end_date&gt;CURRENT_DATE</text:p>
      <text:p text:style-name="P1"><text:tab/><text:tab/><text:tab/><text:tab/>AND pharmacy_id=%(our_pharmacy)s));</text:p>
      <text:p text:style-name="P1"/>
      <text:p text:style-name="P6"><text:span text:style-name="T1">-Βρές ό</text:span>λα τα φαρμακα που χρειαζεται ενας συγκεκριμενος ασθενης. </text:p>
      <text:p text:style-name="P1"><text:tab/>SELECT drug_id, date, dosage FROM Prescription</text:p>
      <text:p text:style-name="P1"><text:tab/><text:tab/>WHERE patient_id = (SELECT id FROM Patient</text:p>
      <text:p text:style-name="P1">WHERE name = %s);</text:p>
      <text:p text:style-name="P1"/>
      <text:p text:style-name="P1"/>
      <text:p text:style-name="P10">-<text:span text:style-name="T2">Δείξε μου τον αριθμό των Συμβολαίων της κάθε Φαρμακευτικής, που ξεκινούν πριν από τη δοθείσα ημερομηνία</text:span><text:span text:style-name="T3">:</text:span></text:p>
      <text:p text:style-name="P9"/>
      <text:p text:style-name="P10">GROUP_BY = """</text:p>
      <text:p text:style-name="P10">SELECT COUNT(id)</text:p>
      <text:p text:style-name="P10">FROM Contract</text:p>
      <text:p text:style-name="P10">GROUP BY bigpharma_id;</text:p>
      <text:p text:style-name="P10">HAVING start_date &lt; %s;</text:p>
      <text:p text:style-name="P10">"""</text:p>
      <text:p text:style-name="P10"/>
      <text:p text:style-name="P10">-<text:span text:style-name="T2">Δείξε μου τον αριθμό των Συμβολαίων της κάθε Φαρμακευτικής, που λήγουν πριν από τη δοθείσα ημερομηνία</text:span><text:span text:style-name="T3">:</text:span></text:p>
      <text:p text:style-name="P9"/>
      <text:p text:style-name="P10">GROUP_BY = """</text:p>
      <text:p text:style-name="P10">SELECT COUNT(id)</text:p>
      <text:p text:style-name="P10">FROM Contract</text:p>
      <text:p text:style-name="P10">GROUP BY bigpharma_id;</text:p>
      <text:p text:style-name="P10">HAVING end_date &lt; %s;</text:p>
      <text:p text:style-name="P10">"""</text:p>
      <text:p text:style-name="P10"/>
      <text:p text:style-name="P10">-<text:span text:style-name="T2">Δείξε μου τους Γιατρούς που έχουν μέσο όρο ηλικίας Ασθενών μεγαλύτερο των 50 ετών</text:span><text:span text:style-name="T3">:</text:span></text:p>
      <text:p text:style-name="P10"/>
      <text:p text:style-name="P10">CREATE VIEW DoctorsWithOldPatients AS</text:p>
      <text:p text:style-name="P10">SELECT name FROM Doctor</text:p>
      <text:p text:style-name="P10"><text:s text:c="4"/>WHERE (SELECT avg(age) FROM Patient WHERE Patient.doctor_id = Doctor.id) &gt; 50;</text:p>
      <text:p text:style-name="P1"/>
      <text:p text:style-name="P1"/>
      <text:p text:style-name="P1"/>
      <text:p text:style-name="P1"/>
      <text:p text:style-name="P2">CREATE OR REPLACE FUNCTION before_remove_bigpharma() RETURNS trigger AS $$</text:p>
      <text:p text:style-name="P2"><text:soft-page-break/><text:s text:c="4"/>BEGIN</text:p>
      <text:p text:style-name="P2"><text:s text:c="8"/>DELETE FROM Sell WHERE drug_id = ANY(SELECT id FROM Drug WHERE bigpharma_id = OLD.id);</text:p>
      <text:p text:style-name="P2"><text:s text:c="8"/>DELETE FROM Prescription WHERE drug_id = ANY(SELECT id FROM Drug WHERE bigpharma_id = OLD.id);</text:p>
      <text:p text:style-name="P2"><text:s text:c="8"/>DELETE FROM Contract WHERE bigpharma_id = OLD.id;</text:p>
      <text:p text:style-name="P2"><text:s text:c="8"/>DELETE FROM Drug WHERE bigpharma_id = OLD.id;</text:p>
      <text:p text:style-name="P2"><text:s text:c="8"/>RETURN OLD;</text:p>
      <text:p text:style-name="P2"><text:s text:c="4"/>END;</text:p>
      <text:p text:style-name="P2">$$ LANGUAGE plpgsql;</text:p>
      <text:p text:style-name="P2"/>
      <text:p text:style-name="P2">DROP TRIGGER IF EXISTS before_remove_bigpharma ON BigPharma;</text:p>
      <text:p text:style-name="P2">CREATE TRIGGER before_remove_bigpharma</text:p>
      <text:p text:style-name="P2"><text:s text:c="4"/>BEFORE DELETE ON BigPharma</text:p>
      <text:p text:style-name="P2"><text:s text:c="4"/>FOR EACH ROW EXECUTE PROCEDURE before_remove_bigpharma();</text:p>
      <text:p text:style-name="P2"/>
      <text:p text:style-name="P2"/>
      <text:p text:style-name="P2">CREATE OR REPLACE FUNCTION before_remove_contract() RETURNS trigger AS $$</text:p>
      <text:p text:style-name="P2"><text:s text:c="4"/>BEGIN</text:p>
      <text:p text:style-name="P2"><text:s text:c="8"/>DELETE FROM Sell</text:p>
      <text:p text:style-name="P2"><text:s text:c="12"/>WHERE pharmacy_id = OLD.pharmacy_id AND drug_id = ANY(</text:p>
      <text:p text:style-name="P2"><text:s text:c="16"/>SELECT id FROM Drug WHERE bigpharma_id = OLD.bigpharma_id</text:p>
      <text:p text:style-name="P2"><text:s text:c="12"/>);</text:p>
      <text:p text:style-name="P2"><text:s text:c="8"/>RETURN OLD;</text:p>
      <text:p text:style-name="P2"><text:s text:c="4"/>END;</text:p>
      <text:p text:style-name="P2">$$ LANGUAGE 'plpgsql';</text:p>
      <text:p text:style-name="P2"/>
      <text:p text:style-name="P2">DROP TRIGGER IF EXISTS before_remove_contract ON Contract;</text:p>
      <text:p text:style-name="P2">CREATE TRIGGER before_remove_contract</text:p>
      <text:p text:style-name="P2"><text:s text:c="4"/>BEFORE DELETE ON Contract</text:p>
      <text:p text:style-name="P2"><text:s text:c="4"/>FOR EACH ROW EXECUTE PROCEDURE before_remove_contract()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1:33:34.082000000</meta:creation-date>
    <dc:date>2017-03-08T13:18:33.702000000</dc:date>
    <meta:editing-duration>PT32M6S</meta:editing-duration>
    <meta:editing-cycles>5</meta:editing-cycles>
    <meta:generator>LibreOffice/4.3.0.4$Windows_x86 LibreOffice_project/62ad5818884a2fc2e5780dd45466868d41009ec0</meta:generator>
    <meta:document-statistic meta:table-count="0" meta:image-count="0" meta:object-count="0" meta:page-count="5" meta:paragraph-count="162" meta:word-count="1236" meta:character-count="9303" meta:non-whitespace-character-count="7818"/>
  </office:meta>
</office:document-meta>
</file>